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BusException.EventBus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Exception.EventBusException( String detail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Exception.EventBusException( String detai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